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06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169.26mm"/>
    </style:style>
    <style:style style:name="co4" style:family="table-column">
      <style:table-column-properties fo:break-before="auto" style:column-width="267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Variables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ing</text:p>
          </table:table-cell>
          <table:table-cell office:value-type="string" calcext:value-type="string">
            <text:p>Data = {type:0, code:0, status : OK'}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Ping</text:p>
          </table:table-cell>
          <table:table-cell office:value-type="string" calcext:value-type="string">
            <text:p>Data = {type:1, code:1,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roadcast Message</text:p>
          </table:table-cell>
          <table:table-cell office:value-type="string" calcext:value-type="string">
            <text:p>Data = {type:1, code:0, name: 'PC da Fátima', status: 'OK'}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Broadcast Message</text:p>
          </table:table-cell>
          <table:table-cell office:value-type="string" calcext:value-type="string">
            <text:p>Data = {type:1, code:1, name: 'PC da Fátima', status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sk Servers connected</text:p>
          </table:table-cell>
          <table:table-cell office:value-type="string" calcext:value-type="string">
            <text:p>Data = {type:2, code:0, status: 'OK'}</text:p>
          </table:table-cell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s connected</text:p>
          </table:table-cell>
          <table:table-cell office:value-type="string" calcext:value-type="string">
            <text:p>Data = {type:2, code:1, servers: [{address: '127.0.0.1:1344', name='PC da Fátima'}, {address: '127.0.0.1:1344', name='PC do Rodrigo'}], 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in Request</text:p>
          </table:table-cell>
          <table:table-cell office:value-type="string" calcext:value-type="string">
            <text:p>Data = {type:3, code:0,username: “saraiva.ufc”, password: “sss” , status : 'OK'}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in Response</text:p>
          </table:table-cell>
          <table:table-cell office:value-type="string" calcext:value-type="string">
            <text:p>Data = {type:3, code:1,status: 'OK'} or Data = {status: 'Error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Imagem</text:p>
          </table:table-cell>
          <table:table-cell office:value-type="string" calcext:value-type="string">
            <text:p>Data = {type:4, code:0, username: “saraiva.ufc”, password: “sss”, status : 'OK'}</text:p>
          </table:table-cell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Imagem</text:p>
          </table:table-cell>
          <table:table-cell office:value-type="string" calcext:value-type="string">
            <text:p>Data = {type:4, code:1, image: '31oi4h43j33oh4oh2o4h32o4hoh1i113o12h312h3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Audio</text:p>
          </table:table-cell>
          <table:table-cell office:value-type="string" calcext:value-type="string">
            <text:p>Data = {type:5, code:0, status : 'OK','size': 1024 * 12, username: “saraiva.ufc”, password: “sss”}</text:p>
          </table:table-cell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Audio</text:p>
          </table:table-cell>
          <table:table-cell office:value-type="string" calcext:value-type="string">
            <text:p>Data = {type:5, code:1, audio: 'hhih3i3hh22p3jju2g23k'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Display</text:p>
          </table:table-cell>
          <table:table-cell office:value-type="string" calcext:value-type="string">
            <text:p>Data = {type:6, code:0, status : 'OK' , username: “saraiva.ufc”, password: “sss”}</text:p>
          </table:table-cell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Display</text:p>
          </table:table-cell>
          <table:table-cell office:value-type="string" calcext:value-type="string">
            <text:p>Data = {type:6, code:1,display: 'pjssjj3pj3pj2pj32pj323j44jj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Keyboard</text:p>
          </table:table-cell>
          <table:table-cell office:value-type="string" calcext:value-type="string">
            <text:p>Data = {type:7, code:0, status : 'OK', size: 5, username: “saraiva.ufc”, password: “sss” }</text:p>
          </table:table-cell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Keyboard</text:p>
          </table:table-cell>
          <table:table-cell office:value-type="string" calcext:value-type="string">
            <text:p>Data = {type:7, code:1, keyboard: 'ij33j2jo2oj4oh4oh4' , status : 'OK'}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6:25:13.673912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8:25:44.121378907</meta:creation-date>
    <dc:date>2015-06-14T16:26:04.084184672</dc:date>
    <meta:editing-duration>PT3H45M33S</meta:editing-duration>
    <meta:editing-cycles>45</meta:editing-cycles>
    <meta:generator>LibreOffice/4.4.2.2$Linux_X86_64 LibreOffice_project/40m0$Build-2</meta:generator>
    <meta:document-statistic meta:table-count="1" meta:cell-count="68" meta:object-count="0"/>
  </office:meta>
</office:document-meta>
</file>